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8.3319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font-name="Albany AMT" style:font-name-asian="Arial" style:font-name-complex="Arial"/>
    </style:style>
    <style:style style:name="ce29" style:family="table-cell" style:parent-style-name="Default" style:data-style-name="N120">
      <style:text-properties fo:font-weight="bold" style:font-weight-asian="bold" style:font-weight-complex="bold"/>
    </style:style>
    <style:style style:name="ce30" style:family="table-cell" style:parent-style-name="Default" style:data-style-name="N120"/>
    <style:style style:name="ce31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3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19"/>
    <style:style style:name="ce36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January 12, 2009, 22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office:value-type="string">
            <text:p>TestLet[34]: type error in initialization</text:p>
          </table:table-cell>
          <table:table-cell table:number-columns-repeated="253"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testTree</text:p>
          </table:table-cell>
          <table:table-cell table:number-columns-repeated="253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Only test terms without concrete syntax can be parsed</text:p>
          </table:table-cell>
          <table:table-cell table:number-columns-repeated="253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power</text:p>
          </table:table-cell>
          <table:table-cell table:number-columns-repeated="253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Tre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Misc/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WordCount</text:p>
          </table:table-cell>
          <table:table-cell table:style-name="ce6"/>
          <table:table-cell office:value-type="string">
            <text:p>got a Rascal.Function::=Rascal.Function.Closure()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Rscript/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Rscript/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 table:number-columns-repeated="253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ectors/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office:forms form:automatic-focus="false" form:apply-design-mode="false"/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s:{ValueProducer “,”}+ "|" expressions:{Expression “,”}+ ")" <text:s text:c="8"/>-&gt; Expression <text:s text:c="3"/>{cons("All")}</text:p>
          </table:table-cell>
        </table:table-row>
        <table:table-row table:style-name="ro1">
          <table:table-cell/>
          <table:table-cell table:style-name="ce28" office:value-type="string">
            <text:p>"exists" "(" producers:{ValueProducer “,”}+ "|" expressions:{Expression “,”}+ ")" <text:s text:c="3"/>-&gt; Expression <text:s text:c="3"/>{cons("Exists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tivation</text:p>
          </table:table-cell>
          <table:table-cell office:value-type="string">
            <text:p>- Added value of all and first statement si is unclear</text:p>
          </table:table-cell>
        </table:table-row>
        <table:table-row table:style-name="ro1">
          <table:table-cell/>
          <table:table-cell office:value-type="string">
            <text:p>- Syntax of all/exists predicates more in inline with other statements/expressions</text:p>
          </table:table-cell>
        </table:table-row>
      </table:table>
      <table:table table:name="Benchmarks" table:style-name="ta1" table:print="false">
        <table:table-column table:style-name="co25" table:default-cell-style-name="ce30"/>
        <table:table-column table:style-name="co4" table:default-cell-style-name="ce32"/>
        <table:table-column table:style-name="co11" table:default-cell-style-name="ce30"/>
        <table:table-column table:style-name="co26" table:default-cell-style-name="ce33"/>
        <table:table-column table:style-name="co27" table:default-cell-style-name="ce30"/>
        <table:table-column table:style-name="co28" table:default-cell-style-name="ce33"/>
        <table:table-column table:style-name="co29" table:default-cell-style-name="ce30"/>
        <table:table-column table:style-name="co30" table:default-cell-style-name="ce33"/>
        <table:table-column table:style-name="co31" table:default-cell-style-name="ce35"/>
        <table:table-column table:style-name="co32" table:default-cell-style-name="ce30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30"/>
        <table:table-row table:style-name="ro1">
          <table:table-cell table:style-name="ce2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31" office:value-type="string">
            <text:p>Computer</text:p>
          </table:table-cell>
          <table:table-cell table:style-name="ce31" office:value-type="string">
            <text:p>Java</text:p>
          </table:table-cell>
          <table:table-cell table:style-name="ce34"/>
          <table:table-cell table:style-name="ce31" office:value-type="string">
            <text:p>ASF comp</text:p>
          </table:table-cell>
          <table:table-cell table:style-name="ce34"/>
          <table:table-cell table:style-name="ce31" office:value-type="string">
            <text:p>Rascal</text:p>
          </table:table-cell>
          <table:table-cell table:style-name="ce1"/>
          <table:table-cell table:style-name="ce36" office:value-type="string">
            <text:p>ASF int.</text:p>
          </table:table-cell>
          <table:table-cell table:style-name="ce31" office:value-type="string">
            <text:p>Ruby</text:p>
          </table:table-cell>
          <table:table-cell table:style-name="ce1" table:number-columns-repeated="2"/>
          <table:table-cell table:style-name="ce3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8">01/18/2009</text:date>, <text:time>11:3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18T11:33:32</dc:date>
    <meta:editing-cycles>134</meta:editing-cycles>
    <meta:editing-duration>PT236H43M24S</meta:editing-duration>
    <meta:document-statistic meta:table-count="9" meta:cell-count="1261" meta:object-count="0"/>
    <meta:user-defined meta:name="Info 1"/>
    <meta:user-defined meta:name="Info 2"/>
    <meta:user-defined meta:name="Info 3"/>
    <meta:user-defined meta:name="Info 4"/>
  </office:meta>
</office:document-meta>
</file>